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6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515" calcext:value-type="float">
            <text:p>515</text:p>
          </table:table-cell>
          <table:table-cell office:value-type="float" office:value="524" calcext:value-type="float">
            <text:p>524</text:p>
          </table:table-cell>
          <table:table-cell office:value-type="float" office:value="484" calcext:value-type="float">
            <text:p>484</text:p>
          </table:table-cell>
          <table:table-cell office:value-type="float" office:value="541" calcext:value-type="float">
            <text:p>541</text:p>
          </table:table-cell>
          <table:table-cell table:number-columns-repeated="3"/>
          <table:table-cell office:value-type="string" calcext:value-type="string">
            <text:p>Constructoras</text:p>
          </table:table-cell>
          <table:table-cell/>
        </table:table-row>
        <table:table-row table:style-name="ro1">
          <table:table-cell office:value-type="string" calcext:value-type="string">
            <text:p>Grupo Aurora</text:p>
          </table:table-cell>
          <table:table-cell office:value-type="float" office:value="45000" calcext:value-type="float">
            <text:p>45000</text:p>
          </table:table-cell>
          <table:table-cell office:value-type="float" office:value="-46482" calcext:value-type="float">
            <text:p>-46482</text:p>
          </table:table-cell>
          <table:table-cell office:value-type="float" office:value="-32152" calcext:value-type="float">
            <text:p>-32152</text:p>
          </table:table-cell>
          <table:table-cell office:value-type="float" office:value="-31522" calcext:value-type="float">
            <text:p>-31522</text:p>
          </table:table-cell>
          <table:table-cell office:value-type="float" office:value="1352" calcext:value-type="float">
            <text:p>1352</text:p>
          </table:table-cell>
          <table:table-cell table:formula="of:=[.B2]+[.C2]+[.D2]+[.E2]+[.F2]" office:value-type="float" office:value="-63804" calcext:value-type="float">
            <text:p>-63804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office:value-type="string" calcext:value-type="string">
            <text:p>Construcción de obras de Ing. Civil</text:p>
          </table:table-cell>
        </table:table-row>
        <table:table-row table:style-name="ro1">
          <table:table-cell office:value-type="string" calcext:value-type="string">
            <text:p>Restructurando</text:p>
          </table:table-cell>
          <table:table-cell office:value-type="float" office:value="81523" calcext:value-type="float">
            <text:p>81523</text:p>
          </table:table-cell>
          <table:table-cell office:value-type="float" office:value="-45561" calcext:value-type="float">
            <text:p>-45561</text:p>
          </table:table-cell>
          <table:table-cell office:value-type="float" office:value="-351212" calcext:value-type="float">
            <text:p>-351212</text:p>
          </table:table-cell>
          <table:table-cell office:value-type="float" office:value="-313211" calcext:value-type="float">
            <text:p>-313211</text:p>
          </table:table-cell>
          <table:table-cell office:value-type="float" office:value="1542" calcext:value-type="float">
            <text:p>1542</text:p>
          </table:table-cell>
          <table:table-cell table:formula="of:=[.B3]+[.C3]+[.D3]+[.E3]+[.F3]" office:value-type="float" office:value="-626919" calcext:value-type="float">
            <text:p>-626919</text:p>
          </table:table-cell>
          <table:table-cell table:number-columns-repeated="2"/>
          <table:table-cell office:value-type="float" office:value="515" calcext:value-type="float">
            <text:p>515</text:p>
          </table:table-cell>
          <table:table-cell office:value-type="string" calcext:value-type="string">
            <text:p>Radio y Televisión</text:p>
          </table:table-cell>
        </table:table-row>
        <table:table-row table:style-name="ro1">
          <table:table-cell office:value-type="string" calcext:value-type="string">
            <text:p>Transformando Mexico</text:p>
          </table:table-cell>
          <table:table-cell office:value-type="float" office:value="354112" calcext:value-type="float">
            <text:p>354112</text:p>
          </table:table-cell>
          <table:table-cell office:value-type="float" office:value="-322132" calcext:value-type="float">
            <text:p>-322132</text:p>
          </table:table-cell>
          <table:table-cell office:value-type="float" office:value="-32155" calcext:value-type="float">
            <text:p>-32155</text:p>
          </table:table-cell>
          <table:table-cell office:value-type="float" office:value="-31052" calcext:value-type="float">
            <text:p>-31052</text:p>
          </table:table-cell>
          <table:table-cell office:value-type="float" office:value="32155" calcext:value-type="float">
            <text:p>32155</text:p>
          </table:table-cell>
          <table:table-cell table:formula="of:=[.B4]+[.C4]+[.D4]+[.E4]+[.F4]" office:value-type="float" office:value="928" calcext:value-type="float">
            <text:p>928</text:p>
          </table:table-cell>
          <table:table-cell table:number-columns-repeated="2"/>
          <table:table-cell office:value-type="float" office:value="524" calcext:value-type="float">
            <text:p>524</text:p>
          </table:table-cell>
          <table:table-cell office:value-type="string" calcext:value-type="string">
            <text:p>Compañías de seguros, fianzas, y administración de fondos para el retiro</text:p>
          </table:table-cell>
        </table:table-row>
        <table:table-row table:style-name="ro1">
          <table:table-cell office:value-type="string" calcext:value-type="string">
            <text:p>Nueva Union</text:p>
          </table:table-cell>
          <table:table-cell office:value-type="float" office:value="65458" calcext:value-type="float">
            <text:p>65458</text:p>
          </table:table-cell>
          <table:table-cell office:value-type="float" office:value="-31205" calcext:value-type="float">
            <text:p>-31205</text:p>
          </table:table-cell>
          <table:table-cell office:value-type="float" office:value="-4631" calcext:value-type="float">
            <text:p>-4631</text:p>
          </table:table-cell>
          <table:table-cell office:value-type="float" office:value="-6585" calcext:value-type="float">
            <text:p>-6585</text:p>
          </table:table-cell>
          <table:table-cell office:value-type="float" office:value="3512" calcext:value-type="float">
            <text:p>3512</text:p>
          </table:table-cell>
          <table:table-cell table:formula="of:=[.B5]+[.C5]+[.D5]+[.E5]+[.F5]" office:value-type="float" office:value="26549" calcext:value-type="float">
            <text:p>26549</text:p>
          </table:table-cell>
          <table:table-cell table:number-columns-repeated="2"/>
          <table:table-cell office:value-type="float" office:value="484" calcext:value-type="float">
            <text:p>484</text:p>
          </table:table-cell>
          <table:table-cell office:value-type="string" calcext:value-type="string">
            <text:p>Autotransporte de carga</text:p>
          </table:table-cell>
        </table:table-row>
        <table:table-row table:style-name="ro1">
          <table:table-cell office:value-type="string" calcext:value-type="string">
            <text:p>Monte Carlo</text:p>
          </table:table-cell>
          <table:table-cell office:value-type="float" office:value="31863" calcext:value-type="float">
            <text:p>31863</text:p>
          </table:table-cell>
          <table:table-cell office:value-type="float" office:value="-3515" calcext:value-type="float">
            <text:p>-3515</text:p>
          </table:table-cell>
          <table:table-cell office:value-type="float" office:value="-20253" calcext:value-type="float">
            <text:p>-20253</text:p>
          </table:table-cell>
          <table:table-cell office:value-type="float" office:value="-35481" calcext:value-type="float">
            <text:p>-35481</text:p>
          </table:table-cell>
          <table:table-cell office:value-type="float" office:value="51694" calcext:value-type="float">
            <text:p>51694</text:p>
          </table:table-cell>
          <table:table-cell table:formula="of:=[.B6]+[.C6]+[.D6]+[.E6]+[.F6]" office:value-type="float" office:value="24308" calcext:value-type="float">
            <text:p>24308</text:p>
          </table:table-cell>
          <table:table-cell table:number-columns-repeated="2"/>
          <table:table-cell office:value-type="float" office:value="541" calcext:value-type="float">
            <text:p>541</text:p>
          </table:table-cell>
          <table:table-cell office:value-type="string" calcext:value-type="string">
            <text:p>Servicios profesionales, científicos y técnic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6:57:16.484499956</meta:creation-date>
    <dc:date>2019-09-07T17:47:20.485554733</dc:date>
    <meta:editing-duration>PT19M23S</meta:editing-duration>
    <meta:editing-cycles>1</meta:editing-cycles>
    <meta:document-statistic meta:table-count="1" meta:cell-count="51" meta:object-count="0"/>
    <meta:generator>LibreOffice/6.0.7.3$Linux_X86_64 LibreOffice_project/00m0$Build-3</meta:generator>
  </office:meta>
</office:document-meta>
</file>